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imbus Sans" svg:font-family="'Nimbus Sans'" style:font-family-generic="system" style:font-pitch="variable"/>
  </office:font-face-decls>
  <office:automatic-styles>
    <style:style style:name="P1" style:family="paragraph" style:parent-style-name="Standard">
      <style:text-properties officeooo:rsid="00165d05" officeooo:paragraph-rsid="00165d05"/>
    </style:style>
    <style:style style:name="P2" style:family="paragraph" style:parent-style-name="Standard">
      <style:text-properties officeooo:rsid="00177f59" officeooo:paragraph-rsid="00177f5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elcome to STRATEGIC DEVELOPMENT.</text:p>
      <text:p text:style-name="P2">Form a team with friends.<text:line-break/>Protect your core.<text:line-break/>Plunder your enemies.</text:p>
      <text:p text:style-name="P2">Grow your stronghold.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imbus Sans" svg:font-family="'Nimbus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imbus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imbus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imbus Sans" style:font-family-asian="'Nimbus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6-28T13:58:02.925249563</meta:creation-date>
    <meta:generator>LibreOffice/7.1.4.2$Linux_X86_64 LibreOffice_project/10$Build-2</meta:generator>
    <dc:date>2021-06-28T14:19:24.417793671</dc:date>
    <meta:editing-duration>PT11M11S</meta:editing-duration>
    <meta:editing-cycles>2</meta:editing-cycles>
    <meta:document-statistic meta:table-count="0" meta:image-count="0" meta:object-count="0" meta:page-count="1" meta:paragraph-count="3" meta:word-count="18" meta:character-count="120" meta:non-whitespace-character-count="105"/>
  </office:meta>
</office:document-meta>
</file>